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RangeSinkTokenizer.TokenRangeSinkTokenizer( int initCap , int lower , int u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kenRangeSinkTokenizer.TokenRangeSinkTokenizer( int lower , int u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RangeSinkTokeniz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RangeSinkTokenizer.add( Token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